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P7" style:family="paragraph" style:parent-style-name="Standard">
      <style:text-properties officeooo:rsid="003fce68" officeooo:paragraph-rsid="001c19e4"/>
    </style:style>
    <style:style style:name="P8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07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4T21:20:16.066593692</dc:date>
    <meta:editing-duration>PT4M17S</meta:editing-duration>
    <meta:editing-cycles>5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